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ContextProviderImpl.init( final RequestContext reques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alContextProviderImpl.getDefaul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ContextProvider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BaseURLexcludeContext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BaseURL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Default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ContextProviderImpl.getSupportedWindow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ContextProviderImpl.getPorta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SupportedPortl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PortalContextProviderImpl( Reques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